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Mapbox </text:span></text:p>
          <text:p text:style-name="P1"><text:span text:style-name="T1">Vector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Styled Layer </text:span></text:p>
          <text:p text:style-name="P1"><text:span text:style-name="T1">Descrip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OGC API - </text:span></text:p>
          <text:p text:style-name="P1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STAplus T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2cm">
          <text:p text:style-name="P1"><text:span text:style-name="T1">MiraMon </text:span></text:p>
          <text:p text:style-name="P1"><text:span text:style-name="T1">Map 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2cm" svg:y="4.4cm">
          <text:p text:style-name="P1"><text:span text:style-name="T1">Mapbox 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1.1cm" svg:y="6.9cm">
          <text:p text:style-name="P5"><text:span text:style-name="T1">OGC API - </text:span></text:p>
          <text:p text:style-name="P5"><text:span text:style-name="T1">Styl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4cm" svg:y="6.9cm">
          <text:p text:style-name="P5"><text:span text:style-name="T1">OGC Sensor </text:span></text:p>
          <text:p text:style-name="P5"><text:span text:style-name="T1">Things API </text:span></text:p>
          <text:p text:style-name="P5"><text:span text:style-name="T1">Plus -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4cm" svg:y="4.4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6cm">
          <text:p text:style-name="P1"><text:span text:style-name="T1">GeoTools </text:span></text:p>
          <text:p text:style-name="P1"><text:span text:style-name="T1">(TBC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12-01T14:55:01.062642460</dc:date>
    <meta:editing-duration>PT2H22M52S</meta:editing-duration>
    <meta:editing-cycles>129</meta:editing-cycles>
    <meta:document-statistic meta:object-count="50"/>
  </office:meta>
</office:document-meta>
</file>